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Datasheet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DNP</text:p>
          </table:table-cell>
          <table:table-cell office:value-type="string">
            <text:p>Cost estimate</text:p>
          </table:table-cell>
          <table:table-cell office:value-type="string">
            <text:p>Total cost</text:p>
          </table:table-cell>
          <table:table-cell/>
        </table:table-row>
        <table:table-row table:style-name="ro1">
          <table:table-cell office:value-type="string">
            <text:p>C1,C4,C5,C6,C11,C12,C13,C16,C18</text:p>
          </table:table-cell>
          <table:table-cell office:value-type="string">
            <text:p>100n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formula="of:=[.E2]*[.G2]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C2,C3,C9,C10</text:p>
          </table:table-cell>
          <table:table-cell office:value-type="string">
            <text:p>10u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3]*[.G3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7,C14</text:p>
          </table:table-cell>
          <table:table-cell office:value-type="string">
            <text:p>&gt;1u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4]*[.G4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8,C15</text:p>
          </table:table-cell>
          <table:table-cell office:value-type="string">
            <text:p>100uF</text:p>
          </table:table-cell>
          <table:table-cell office:value-type="string">
            <text:p>~</text:p>
          </table:table-cell>
          <table:table-cell office:value-type="string">
            <text:p>Capacitor_SMD:CP_Elec_5x5.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5]*[.G5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17,C19,C20,C21</text:p>
          </table:table-cell>
          <table:table-cell office:value-type="string">
            <text:p>1nF</text:p>
          </table:table-cell>
          <table:table-cell office:value-type="string">
            <text:p>~</text:p>
          </table:table-cell>
          <table:table-cell office:value-type="string">
            <text:p>Capacitor_SMD:C_0402_1005Metric_Pad0.74x0.62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6]*[.G6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D1,D2</text:p>
          </table:table-cell>
          <table:table-cell office:value-type="string">
            <text:p>1N4002</text:p>
          </table:table-cell>
          <table:table-cell office:value-type="string">
            <text:p>http://www.vishay.com/docs/88503/1n4001.pdf</text:p>
          </table:table-cell>
          <table:table-cell office:value-type="string">
            <text:p>Diode_THT:D_DO-41_SOD81_P10.16mm_Horizontal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E7]*[.G7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1,J3</text:p>
          </table:table-cell>
          <table:table-cell office:value-type="string">
            <text:p>Screw_Terminal_01x02</text:p>
          </table:table-cell>
          <table:table-cell office:value-type="string">
            <text:p>~</text:p>
          </table:table-cell>
          <table:table-cell office:value-type="string">
            <text:p>TerminalBlock_Altech:Altech_AK100_1x02_P5.00mm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E8]*[.G8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Conn_Coaxial</text:p>
          </table:table-cell>
          <table:table-cell office:value-type="string">
            <text:p><text:s/>~</text:p>
          </table:table-cell>
          <table:table-cell office:value-type="string">
            <text:p>Connector_Coaxial:SMA_Amphenol_901-143_Horizontal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formula="of:=[.E9]*[.G9]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L1,L2</text:p>
          </table:table-cell>
          <table:table-cell office:value-type="string">
            <text:p>L</text:p>
          </table:table-cell>
          <table:table-cell office:value-type="string">
            <text:p>~</text:p>
          </table:table-cell>
          <table:table-cell office:value-type="string">
            <text:p>Inductor_SMD:L_0603_1608Metric_Pad1.05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formula="of:=[.E10]*[.G10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float" office:value="1">
            <text:p>1</text:p>
          </table:table-cell>
          <table:table-cell table:formula="of:=[.E11]*[.G1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,R7</text:p>
          </table:table-cell>
          <table:table-cell office:value-type="float" office:value="110">
            <text:p>1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12]*[.G12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float" office:value="180">
            <text:p>1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3]*[.G1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4,R6,R11,R13</text:p>
          </table:table-cell>
          <table:table-cell office:value-type="float" office:value="560">
            <text:p>56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14]*[.G14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5,R12</text:p>
          </table:table-cell>
          <table:table-cell office:value-type="float" office:value="10">
            <text:p>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15]*[.G15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6]*[.G1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9,R10</text:p>
          </table:table-cell>
          <table:table-cell office:value-type="float" office:value="68">
            <text:p>68</text:p>
          </table:table-cell>
          <table:table-cell office:value-type="string">
            <text:p>~</text:p>
          </table:table-cell>
          <table:table-cell office:value-type="string">
            <text:p>Resistor_SMD:R_2512_6332Metric_Pad1.40x3.3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[.E17]*[.G17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14,R15,R16</text:p>
          </table:table-cell>
          <table:table-cell office:value-type="float" office:value="0">
            <text:p>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formula="of:=[.E18]*[.G18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R1</text:p>
          </table:table-cell>
          <table:table-cell office:value-type="string">
            <text:p>ADTL2-18 2:1 </text:p>
          </table:table-cell>
          <table:table-cell office:value-type="string">
            <text:p>https://www.minicircuits.com/pdfs/ADTL2-18+.pdf</text:p>
          </table:table-cell>
          <table:table-cell office:value-type="string">
            <text:p>RF_Mini-Circuits:Mini-Circuits_CD542_H2.84mm</text:p>
          </table:table-cell>
          <table:table-cell office:value-type="float" office:value="1">
            <text:p>1</text:p>
          </table:table-cell>
          <table:table-cell/>
          <table:table-cell office:value-type="float" office:value="69">
            <text:p>69</text:p>
          </table:table-cell>
          <table:table-cell table:formula="of:=[.E19]*[.G19]"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U1,U5</text:p>
          </table:table-cell>
          <table:table-cell office:value-type="string">
            <text:p>TLV1117-ADJ</text:p>
          </table:table-cell>
          <table:table-cell office:value-type="string">
            <text:p>http://www.ti.com/lit/ds/symlink/tlv1117.pdf</text:p>
          </table:table-cell>
          <table:table-cell office:value-type="string">
            <text:p>Package_TO_SOT_SMD:SOT-223-3_TabPin2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[.E20]*[.G20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string">
            <text:p>1152MHz</text:p>
          </table:table-cell>
          <table:table-cell office:value-type="string">
            <text:p>https://www.renesas.com/us/en/document/dst/xu-family-low-phase-noise-quartz-based-pll-oscillators-datasheet</text:p>
          </table:table-cell>
          <table:table-cell office:value-type="string">
            <text:p>Oscillator:Oscillator_SMD_IDT_JU6-6_7.0x5.0mm_P2.54mm</text:p>
          </table:table-cell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formula="of:=[.E21]*[.G21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U3</text:p>
          </table:table-cell>
          <table:table-cell office:value-type="string">
            <text:p>AMK-3-452+</text:p>
          </table:table-cell>
          <table:table-cell office:value-type="string">
            <text:p>https://www.mouser.se/datasheet/2/1030/AMK_3_452_2b-2936698.pdf</text:p>
          </table:table-cell>
          <table:table-cell office:value-type="string">
            <text:p>RF_Mini-Circuits:Mini-Circuits_CD542_LandPatternPL-052</text:p>
          </table:table-cell>
          <table:table-cell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table:formula="of:=[.E22]*[.G22]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U4</text:p>
          </table:table-cell>
          <table:table-cell office:value-type="string">
            <text:p>RMK-3-1052+</text:p>
          </table:table-cell>
          <table:table-cell office:value-type="string">
            <text:p>https://www.mouser.se/datasheet/2/1030/RMK_3_1052_2b-3305585.pdf</text:p>
          </table:table-cell>
          <table:table-cell office:value-type="string">
            <text:p>RF_Mini-Circuits:Mini-Circuits_TT1224_LandPatternPL-258_ClockwisePinNumbering</text:p>
          </table:table-cell>
          <table:table-cell office:value-type="float" office:value="1">
            <text:p>1</text:p>
          </table:table-cell>
          <table:table-cell/>
          <table:table-cell office:value-type="float" office:value="149">
            <text:p>149</text:p>
          </table:table-cell>
          <table:table-cell table:formula="of:=[.E23]*[.G23]"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U6,U7</text:p>
          </table:table-cell>
          <table:table-cell office:value-type="string">
            <text:p>LEE-59+</text:p>
          </table:table-cell>
          <table:table-cell office:value-type="string">
            <text:p>https://www.mouser.se/datasheet/2/1030/LEE_59_2b-1700827.pdf</text:p>
          </table:table-cell>
          <table:table-cell office:value-type="string">
            <text:p>Package_DFN_QFN:Mini-Circuits_FG873-4_3x3mm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formula="of:=[.E24]*[.G24]" office:value-type="float" office:value="68">
            <text:p>6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Last update</text:p>
          </table:table-cell>
          <table:table-cell table:style-name="ce1" office:value-type="date" office:date-value="2024-06-24">
            <text:p>2024-06-24</text:p>
          </table:table-cell>
          <table:table-cell/>
          <table:table-cell table:formula="of:=SUM([.H2:.H24])" office:value-type="float" office:value="577">
            <text:p>577</text:p>
          </table:table-cell>
          <table:table-cell office:value-type="string">
            <text:p>k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4">06/24/2024</text:date>, <text:time>20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2S</meta:editing-duration>
    <meta:editing-cycles>4</meta:editing-cycles>
    <meta:generator>OpenOffice/4.1.14$Win32 OpenOffice.org_project/4114m1$Build-9811</meta:generator>
    <dc:date>2024-06-24T20:11:20.55</dc:date>
    <dc:creator>Johan Karlsson</dc:creator>
    <meta:document-statistic meta:table-count="1" meta:cell-count="174" meta:object-count="0"/>
    <meta:user-defined meta:name="Info 1"/>
    <meta:user-defined meta:name="Info 2"/>
    <meta:user-defined meta:name="Info 3"/>
    <meta:user-defined meta:name="Info 4"/>
  </office:meta>
</office:document-meta>
</file>